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d8e24" officeooo:paragraph-rsid="001d8e24"/>
    </style:style>
    <style:style style:name="P2" style:family="paragraph" style:parent-style-name="Standard">
      <style:text-properties officeooo:rsid="001f4a9e" officeooo:paragraph-rsid="001f4a9e"/>
    </style:style>
    <style:style style:name="P3" style:family="paragraph" style:parent-style-name="Standard">
      <style:text-properties officeooo:rsid="001ff36c" officeooo:paragraph-rsid="001ff36c"/>
    </style:style>
    <style:style style:name="P4" style:family="paragraph" style:parent-style-name="Standard">
      <style:text-properties officeooo:rsid="0021554d" officeooo:paragraph-rsid="0021554d"/>
    </style:style>
    <style:style style:name="P5" style:family="paragraph" style:parent-style-name="Standard">
      <style:text-properties fo:font-weight="normal" officeooo:rsid="002233fc" officeooo:paragraph-rsid="0021554d" style:font-weight-asian="normal" style:font-weight-complex="normal"/>
    </style:style>
    <style:style style:name="P6" style:family="paragraph" style:parent-style-name="Standard">
      <style:text-properties fo:font-weight="normal" officeooo:rsid="002233fc" officeooo:paragraph-rsid="002233fc" style:font-weight-asian="normal" style:font-weight-complex="normal"/>
    </style:style>
    <style:style style:name="P7" style:family="paragraph" style:parent-style-name="Standard">
      <style:text-properties fo:font-weight="normal" officeooo:rsid="0023e15d" officeooo:paragraph-rsid="0023e15d" style:font-weight-asian="normal" style:font-weight-complex="normal"/>
    </style:style>
    <style:style style:name="P8" style:family="paragraph" style:parent-style-name="Preformatted_20_Text">
      <style:text-properties officeooo:rsid="00257ffa" officeooo:paragraph-rsid="00257ffa"/>
    </style:style>
    <style:style style:name="P9" style:family="paragraph" style:parent-style-name="Standard">
      <style:text-properties officeooo:rsid="00257ffa" officeooo:paragraph-rsid="00257ffa"/>
    </style:style>
    <style:style style:name="P10" style:family="paragraph" style:parent-style-name="Standard">
      <style:text-properties officeooo:rsid="0028227e" officeooo:paragraph-rsid="0028227e"/>
    </style:style>
    <style:style style:name="P11" style:family="paragraph" style:parent-style-name="Standard">
      <style:text-properties officeooo:rsid="00297456" officeooo:paragraph-rsid="00297456"/>
    </style:style>
    <style:style style:name="P12" style:family="paragraph" style:parent-style-name="Standard">
      <style:text-properties officeooo:rsid="002b695c" officeooo:paragraph-rsid="002b695c"/>
    </style:style>
    <style:style style:name="P13" style:family="paragraph" style:parent-style-name="Preformatted_20_Text">
      <style:text-properties officeooo:rsid="002b695c" officeooo:paragraph-rsid="002b695c"/>
    </style:style>
    <style:style style:name="T1" style:family="text">
      <style:text-properties style:text-position="super 58%"/>
    </style:style>
    <style:style style:name="T2" style:family="text">
      <style:text-properties officeooo:rsid="002f4414"/>
    </style:style>
    <style:style style:name="T3" style:family="text">
      <style:text-properties officeooo:rsid="0021554d"/>
    </style:style>
    <style:style style:name="T4" style:family="text">
      <style:text-properties officeooo:rsid="002233fc"/>
    </style:style>
    <style:style style:name="T5" style:family="text">
      <style:text-properties fo:font-weight="normal" officeooo:rsid="002233fc" style:font-weight-asian="normal" style:font-weight-complex="normal"/>
    </style:style>
    <style:style style:name="T6" style:family="text">
      <style:text-properties officeooo:rsid="00257ffa"/>
    </style:style>
    <style:style style:name="T7" style:family="text">
      <style:text-properties officeooo:rsid="00262b0e"/>
    </style:style>
    <style:style style:name="T8" style:family="text">
      <style:text-properties officeooo:rsid="0028227e"/>
    </style:style>
    <style:style style:name="T9" style:family="text">
      <style:text-properties officeooo:rsid="002b695c"/>
    </style:style>
    <style:style style:name="T10" style:family="text">
      <style:text-properties officeooo:rsid="002d67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constant time:</text:p>
      <text:p text:style-name="P1">3</text:p>
      <text:p text:style-name="P1"/>
      <text:p text:style-name="P1">linear:</text:p>
      <text:p text:style-name="P1">3n</text:p>
      <text:p text:style-name="P1">3 + n</text:p>
      <text:p text:style-name="P1"/>
      <text:p text:style-name="P1">cubic:</text:p>
      <text:p text:style-name="P1">3n^3</text:p>
      <text:p text:style-name="P1">3n^3 log n</text:p>
      <text:p text:style-name="P1">n^3 + 3n</text:p>
      <text:p text:style-name="P1"/>
      <text:p text:style-name="P1">Cubic-logarithmic</text:p>
      <text:p text:style-name="P1">n^3 + n^3 log n</text:p>
      <text:p text:style-name="P1">n^3 + n^2 log n</text:p>
      <text:p text:style-name="P1"/>
      <text:p text:style-name="P2">2)</text:p>
      <text:p text:style-name="P2">t = f(n * 2 + 5)</text:p>
      <text:p text:style-name="P2">The inner loop doesn’t change the value of t, only the outer loop, where we add 2 each time. (line 8) This can be simplified down to t = f(n) as we drop the starting constant of 5 (see line 2) and the constant of how much we add</text:p>
      <text:p text:style-name="P2"/>
      <text:p text:style-name="P2">s = f(n^2)</text:p>
      <text:p text:style-name="P2">s is modified in both the inner and outer loops, meaning that it’s value is modified in quadratic time. For example, on the 0<text:span text:style-name="T1">th</text:span> loop, the value is incremented I times in the inner loop, as the inner loop runs I times (see line 4 and 5), then is incremented once more outside the inner loop (line 7), which can be considered a constant value and is dropped from the final asymptotic value</text:p>
      <text:p text:style-name="P2"/>
      <text:p text:style-name="P2">3)</text:p>
      <text:p text:style-name="P2">O(n * n log n + n^2)</text:p>
      <text:p text:style-name="P2">Simplified down to O(n^2 log n)</text:p>
      <text:p text:style-name="P2"/>
      <text:p text:style-name="P2">The asymptotic value of subroutine A does not affect the asymptotic value of subroutine B as they’re executed in a sequence, instead of B being called at any point during A’s execution. This means that we just have to add the two runtimes and multipl<text:span text:style-name="T2">y </text:span>them by the number of times they’re being called (n times), then drop the smallest values to simplify.</text:p>
      <text:p text:style-name="P2"/>
      <text:p text:style-name="P3">4)</text:p>
      <text:p text:style-name="P3">Depth-first search can be justified as in a scenario where you find the destination node very quickly (IE, it’s connected to the source down the first node in each depth that is checked), you’re not wasting any work and will find the destination in minimal time. However, you usually don’t know enough about the graph to get the best case in all scenarios</text:p>
      <text:p text:style-name="P3"/>
      <text:p text:style-name="P3">Breadth-first search instead can be justified as <text:span text:style-name="T3">the algorithm checks every available child of a node n before going down to the next depth. As every edge has an identical weight, it suggests that the weight doesn’t matter in this graph, so backtracking should never be relevant in this scenario.</text:span></text:p>
      <text:p text:style-name="P3"/>
      <text:p text:style-name="P4">Dijktra’s algorithm can be justified based on it’s name “shortest path”, but the extra backtracking built in isn’t required when the weight is the same on every edge. In this exact scenario, Dijkstra’s algorithm would be overkill and likely the extra computation needed would impact a practical runtime.</text:p>
      <text:p text:style-name="P4"><text:soft-page-break/>5)</text:p>
      <text:p text:style-name="P4">BFS</text:p>
      <text:p text:style-name="P4">[11, 15, 25, 19, 22, 30, 35, 20, 21, 23, 24,32]</text:p>
      <text:p text:style-name="P4"/>
      <text:p text:style-name="P4">Preorder</text:p>
      <text:p text:style-name="P4">[20, 19, 21, 15, 22, 23, 24, 11, 25, 30, 32, 25, 35]</text:p>
      <text:p text:style-name="P4"/>
      <text:p text:style-name="P4">This tree is not a binary search tree, as the data is not sorted correctly. In a BST, for any node N, the left child of N is less than the value of N, and the right child has a value greater than N. This <text:span text:style-name="T4">instead would be represented </text:span><text:span text:style-name="T5">[24, 20, 32, <text:s/>15, 22, 30, 35, 11, 19, 21, 23, 25]</text:span></text:p>
      <text:p text:style-name="P5"/>
      <text:p text:style-name="P6">This tree is a minimum heap, as it appears to match the condition of any node N having a value greater than it’s parent node. Insertion and deletion should both be O(1), and then any values inserted are just bubbled through the heap until they’re in the right place.</text:p>
      <text:p text:style-name="P6"/>
      <text:p text:style-name="P7">6)</text:p>
      <text:p text:style-name="P7"/>
      <text:p text:style-name="P7">[2, 3, 4, 5, 6, 8, 9]</text:p>
      <text:p text:style-name="P7"/>
      <text:p text:style-name="Preformatted_20_Text">procedure DelMaxValue(x: node)</text:p>
      <text:p text:style-name="Preformatted_20_Text"><text:s text:c="4"/>if x is not a leaf then</text:p>
      <text:p text:style-name="Preformatted_20_Text"><text:s text:c="8"/><text:span text:style-name="T6">assert x.right.value &gt; x.value</text:span></text:p>
      <text:p text:style-name="Preformatted_20_Text"><text:s text:c="8"/><text:span text:style-name="T6">assert x.left.value &lt; x.value</text:span></text:p>
      <text:p text:style-name="Preformatted_20_Text"><text:s text:c="8"/>DelMaxValue(x.right)</text:p>
      <text:p text:style-name="Preformatted_20_Text"><text:s text:c="4"/>end if</text:p>
      <text:p text:style-name="Preformatted_20_Text"><text:s text:c="4"/><text:span text:style-name="T6">deleteNode(x)</text:span></text:p>
      <text:p text:style-name="P8">end procedure</text:p>
      <text:p text:style-name="P8"/>
      <text:p text:style-name="P9">The maximum value node should always be the right-most node in the heap, which we check with two constant time assertions. We then keep recursing until we reach the bottom of the tree, which is a log n calculation. We then delete the node in constant time. This has a total result of O(log n)</text:p>
      <text:p text:style-name="P9"/>
      <text:p text:style-name="P9">7)</text:p>
      <text:p text:style-name="P9">A sorted list has O(n) search, and O(n) insertion using the insertion sort algorithm. For deletion, <text:span text:style-name="T7">if we implement this using a linked list, the search would be O(n) and removal O(1), or if we use an array, then searching for the K’th element would be O(1) and removal would be O(n) as we </text:span><text:span text:style-name="T8">would need to shift every other value right one in memory, making it overall unsuitable for our use case.</text:span></text:p>
      <text:p text:style-name="P9"/>
      <text:p text:style-name="P10">A set has O(1) insertion, searching, and deletion, leaning on the fact that it hashes values, but would be unable to store repeated values. This makes it somewhat suitable for our use case, as the requirements never state that repeated values need to be stored, but should be something to keep in mind when using this data structure</text:p>
      <text:p text:style-name="P10"/>
      <text:p text:style-name="P10">A binary search tree should have O(log n) search, leaning on the fact that it’s a sorted data structure by it’s nature. However, deletion and insertion will also need to contend with the fact that the contents need to be kept in a valid order. This should also happen in logarithmic time, as (borrowing from the heap data structure), we need to traverse the tree and then swap some nodes around after inserting or deleting to check that all values are sorted. This makes the BST the right data structure for our requirements</text:p>
      <text:p text:style-name="P10"/>
      <text:p text:style-name="P10">7.2)</text:p>
      <text:p text:style-name="P11">I would lean towards a multiset implementation, that expands the set but will still allow for multiple values to be stored, by use of a linked list. This would have a small runtime hit to insertion and deletion, but would still only bring it up to O(m), where m is the number of nodes with the same <text:soft-page-break/>hash value, as opposed to the whole data set. Although worst case here would be where every node N hashes to the same hash value, and the deletion and searching would expand to O(n), this can be offset with a better hashing algorithm, which is where research would take us to industry standard algorithms.</text:p>
      <text:p text:style-name="P11"/>
      <text:p text:style-name="P11">8)</text:p>
      <text:p text:style-name="P11">I) The minimum number of actions a robot could take is <text:span text:style-name="T9">1, where all the coins in the grid are located at either [1, 0] or [0, 1]. Here, we are assuming that n &gt; 1 and that there are squares for the robot to move to. The maximum length is n*2, as the robot can only go right and down, not left or right.</text:span></text:p>
      <text:p text:style-name="P11"/>
      <text:p text:style-name="P12">ii)</text:p>
      <text:p text:style-name="Preformatted_20_Text">procedure <text:span text:style-name="T9">Solve(grid, x, y):</text:span></text:p>
      <text:p text:style-name="Preformatted_20_Text"><text:tab/><text:span text:style-name="T9">if grid[x][y] has coins:</text:span></text:p>
      <text:p text:style-name="Preformatted_20_Text"><text:tab/><text:tab/><text:span text:style-name="T9">collect()</text:span></text:p>
      <text:p text:style-name="Preformatted_20_Text"><text:tab/><text:span text:style-name="T9">end if</text:span></text:p>
      <text:p text:style-name="Preformatted_20_Text"/>
      <text:p text:style-name="Preformatted_20_Text"><text:tab/><text:span text:style-name="T9"># Check that we aren’t at the edge of a direction</text:span></text:p>
      <text:p text:style-name="Preformatted_20_Text"><text:tab/><text:span text:style-name="T9">n = len(grid)</text:span></text:p>
      <text:p text:style-name="Preformatted_20_Text"><text:tab/><text:span text:style-name="T9">if x == n - 1:</text:span></text:p>
      <text:p text:style-name="Preformatted_20_Text"><text:tab/><text:tab/><text:span text:style-name="T9">Solve(grid, x, y + 1)</text:span></text:p>
      <text:p text:style-name="Preformatted_20_Text"><text:tab/><text:span text:style-name="T9">else if y == n – 1:</text:span></text:p>
      <text:p text:style-name="Preformatted_20_Text"><text:tab/><text:tab/><text:span text:style-name="T9">Solve(grid, x + 1, y)</text:span></text:p>
      <text:p text:style-name="Preformatted_20_Text"><text:tab/><text:span text:style-name="T9">end if</text:span></text:p>
      <text:p text:style-name="Preformatted_20_Text"/>
      <text:p text:style-name="Preformatted_20_Text"><text:tab/><text:span text:style-name="T9"># check which direction has more coins</text:span></text:p>
      <text:p text:style-name="Preformatted_20_Text"><text:tab/><text:span text:style-name="T9">right_coins = grid[x][y+1]</text:span></text:p>
      <text:p text:style-name="Preformatted_20_Text"><text:tab/><text:span text:style-name="T9">down_coins = grid[x+1][y]</text:span></text:p>
      <text:p text:style-name="Preformatted_20_Text"><text:tab/><text:span text:style-name="T9">if right_coins &gt; down_coins:</text:span></text:p>
      <text:p text:style-name="Preformatted_20_Text"><text:tab/><text:tab/><text:span text:style-name="T9">Solve(grid, x, y+1)</text:span></text:p>
      <text:p text:style-name="Preformatted_20_Text"><text:tab/><text:span text:style-name="T9">else if down_coins &gt; right_coins:</text:span></text:p>
      <text:p text:style-name="Preformatted_20_Text"><text:tab/><text:tab/><text:span text:style-name="T9">Solve(grid, x+1, y)</text:span></text:p>
      <text:p text:style-name="Preformatted_20_Text"><text:tab/><text:span text:style-name="T9">end if</text:span></text:p>
      <text:p text:style-name="Preformatted_20_Text"/>
      <text:p text:style-name="Preformatted_20_Text"><text:tab/><text:span text:style-name="T9"># otherwise, move down to continue</text:span></text:p>
      <text:p text:style-name="Preformatted_20_Text"><text:tab/><text:span text:style-name="T9"># If we reach here, both directions have the same number of coins and are </text:span></text:p>
      <text:p text:style-name="Preformatted_20_Text"><text:tab/><text:span text:style-name="T9"># valid directions to travel</text:span></text:p>
      <text:p text:style-name="Preformatted_20_Text"><text:tab/><text:span text:style-name="T9">Solve(grid, x+1, y)</text:span></text:p>
      <text:p text:style-name="P13">end procedure</text:p>
      <text:p text:style-name="P13"/>
      <text:p text:style-name="Standard">iii) <text:span text:style-name="T10">Some minor tweaks we could make to improve efficiency is pre-compute the `n` variable, possibly passing it around as a global or through memoisation, and checking if we can go in a given direction, replacing the second if statement. Ideally, we would wrap the grid in a class that would also store anything pre-computed. When we reach the end of the procedure, it might also be advantageous to instead hardcode moving downwards, we could calculate the direction with more spaces to travel, so we can potentially collect more coins, IE if x or y are smaller.</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2T09:48:20.278305873</meta:creation-date>
    <dc:date>2026-01-02T13:58:24.776611355</dc:date>
    <meta:editing-duration>PT1H11M48S</meta:editing-duration>
    <meta:editing-cycles>1</meta:editing-cycles>
    <meta:document-statistic meta:table-count="0" meta:image-count="0" meta:object-count="0" meta:page-count="3" meta:paragraph-count="78" meta:word-count="1235" meta:character-count="6616" meta:non-whitespace-character-count="5393"/>
    <meta:generator>LibreOffice/25.8.4.2$Linux_X86_64 LibreOffice_project/580$Build-2</meta:generator>
  </office:meta>
</office:document-meta>
</file>